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Veuillez agréer, <text:conditional-text text:condition="ooow:&quot;view.do_mailing()&quot;" text:string-value-if-true="&quot;view.person_title(mailed_data, pers_dft=u'Monsieur', org_dft=u'Madame, Monsieur', with_name=True)&quot;" text:string-value-if-false="">view.person_title(mailed_data, pers_dft=u'Monsieur', org_dft=u'Madame, Monsieur', with_name=True)</text:conditional-text>, l’expression de nos sentiments les meilleurs.</text:p>
      <text:p text:style-name="Text_20_body"/>
      <text:p text:style-name="Text_20_body"/>
      <table:table table:name="Tableau1" table:style-name="Tableau1">
        <table:table-column table:style-name="Tableau1.A"/>
        <table:table-column table:style-name="Tableau1.B"/>
        <table:table-row table:style-name="TableLine140667904346864">
          <table:table-cell table:style-name="TableBox140667897173136" office:value-type="string">
            <text:p text:style-name="Imio_20_tableau_20_signataire">Le Directeur Général</text:p>
            <text:p text:style-name="Imio_20_tableau_20_signataire">Maxime DG</text:p>
            <text:p text:style-name="Imio_20_tableau_20_signataire"/>
            <text:p text:style-name="Imio_20_tableau_20_signataire"/>
            <text:p text:style-name="Imio_20_tableau_20_signataire"/>
            <text:p text:style-name="Imio_20_tableau_20_signataire"/>
          </table:table-cell>
          <table:table-cell table:style-name="TableBox140667897174672" office:value-type="string">
            <text:p text:style-name="Imio_20_tableau_20_signataire">Le Bourgmestre</text:p>
            <text:p text:style-name="Imio_20_tableau_20_signataire">Paul Maire</text:p>
            <text:p text:style-name="Imio_20_tableau_20_signataire"/>
            <text:p text:style-name="Imio_20_tableau_20_signataire"/>
            <text:p text:style-name="Imio_20_tableau_20_signataire"/>
            <text:p text:style-name="Imio_20_tableau_20_signataire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mio_20_tableau_20_signataire" style:display-name="Imio tableau signataire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ge</meta:initial-creator>
    <meta:creation-date>2016-11-23T14:33:42.810005188</meta:creation-date>
    <meta:generator>LibreOffice/7.3.3.2$Linux_X86_64 LibreOffice_project/30$Build-2</meta:generator>
    <dc:date>2022-05-25T14:51:35.790671071</dc:date>
    <meta:editing-duration>PT59M16S</meta:editing-duration>
    <meta:editing-cycles>15</meta:editing-cycles>
    <meta:document-statistic meta:table-count="1" meta:image-count="0" meta:object-count="0" meta:page-count="1" meta:paragraph-count="5" meta:word-count="22" meta:character-count="214" meta:non-whitespace-character-count="197"/>
  </office:meta>
</office:document-meta>
</file>